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medium-content-sans-serif-font1" svg:font-family="medium-content-sans-serif-font, 'Lucida Grande', 'Lucida Sans Unicode', 'Lucida Sans', Geneva, Arial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medium-content-sans-serif-font1" fo:font-size="12pt" fo:font-style="normal" fo:font-weight="normal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0bdf4" officeooo:paragraph-rsid="0000bdf4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5" style:family="paragraph" style:parent-style-name="Text_20_body" style:list-style-name="L1">
      <style:paragraph-properties fo:margin-left="0.635cm" fo:margin-right="0cm" fo:margin-top="0cm" fo:margin-bottom="0cm" loext:contextual-spacing="false" style:line-height-at-least="0.677cm" fo:orphans="2" fo:widows="2" fo:text-indent="0cm" style:auto-text-indent="false" fo:padding="0cm" fo:border="none"/>
      <style:text-properties fo:font-variant="normal" fo:text-transform="none" fo:color="#292929" style:font-name="medium-content-serif-font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left="0.635cm" fo:margin-right="0cm" fo:margin-top="0cm" fo:margin-bottom="0cm" loext:contextual-spacing="false" style:line-height-at-least="0.677cm" fo:orphans="2" fo:widows="2" fo:text-indent="0cm" style:auto-text-indent="false" fo:padding="0cm" fo:border="none"/>
      <style:text-properties fo:font-variant="normal" fo:text-transform="none" fo:color="#292929" style:font-name="medium-content-serif-font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1">
      <style:paragraph-properties fo:margin-left="0.635cm" fo:margin-right="0cm" fo:margin-top="0cm" fo:margin-bottom="0cm" loext:contextual-spacing="false" style:line-height-at-least="0.677cm" fo:orphans="2" fo:widows="2" fo:text-indent="0cm" style:auto-text-indent="false" fo:padding="0cm" fo:border="none"/>
      <style:text-properties fo:font-variant="normal" fo:text-transform="none" fo:color="#292929" style:font-name="medium-content-serif-font" fo:font-size="12pt" fo:font-style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left="0.635cm" fo:margin-right="0cm" fo:margin-top="0cm" fo:margin-bottom="0cm" loext:contextual-spacing="false" style:line-height-at-least="0.677cm" fo:orphans="2" fo:widows="2" fo:text-indent="0cm" style:auto-text-indent="false" fo:padding="0cm" fo:border="none"/>
      <style:text-properties fo:font-variant="normal" fo:text-transform="none" fo:color="#292929" style:font-name="medium-content-serif-font" fo:font-size="12pt" fo:font-style="normal" fo:font-weight="normal" style:font-size-asian="12pt" style:font-size-complex="12pt"/>
    </style:style>
    <style:style style:name="T1" style:family="text">
      <style:text-properties fo:font-variant="normal" fo:text-transform="none" fo:color="#292929" style:font-name="medium-content-serif-font" fo:font-size="12.6000003814697pt" fo:letter-spacing="normal" fo:font-style="normal" fo:font-weight="normal"/>
    </style:style>
    <style:style style:name="T2" style:family="text">
      <style:text-properties fo:font-variant="normal" fo:text-transform="none" fo:color="#292929" style:font-name="medium-content-serif-fon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letter-spacing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fference between HTTPS/1.1 and HTTPS/2</text:p>
      <text:p text:style-name="P2"/>
      <text:p text:style-name="P3">What is HTTP/1.1:</text:p>
      <text:p text:style-name="P2">Hypertext Transfer Protocol (HTTP) is an application protocol that is, currently, the foundation of data communication for the World Wide Web. <text:span text:style-name="T4">HTTP has been in use by the World-Wide Web global information initiative since 1990. This specification defines the protocol referred to as "HTTP/1.1"</text:span> </text:p>
      <text:p text:style-name="P2"/>
      <text:p text:style-name="P3">What is HTTP/2:</text:p>
      <text:p text:style-name="P4"><text:span text:style-name="T2">In 2015, Internet Engineering Task Force (IETF) release HTTP/2, the second major version of the most useful internet protocol, HTTP. It was derived from the earlier experimental SPDY protocol.</text:span> </text:p>
      <text:p text:style-name="P2"/>
      <text:p text:style-name="P2">Main difference betwen HTTP/1.1 and HTTPS/2 is HTTP/2 supports queries multiplexing, headers compression, priority and more intelligent packet streaming management. This results in reduced latency and accelerates content download on modern web pages.</text:p>
      <text:p text:style-name="P2"/>
      <text:p text:style-name="P2"/>
      <text:h text:style-name="P1" text:outline-level="1"><text:bookmark text:name="ad08"/><text:span text:style-name="T7">Benefits</text:span>:</text:h>
      <text:list xml:id="list467524189" text:style-name="L1">
        <text:list-item>
          <text:p text:style-name="P5"><text:bookmark text:name="08ca"/>Low overhead in parsing data — a critical value proposition in HTTP/2 vs HTTP1.</text:p>
        </text:list-item>
        <text:list-item>
          <text:p text:style-name="P5"><text:bookmark text:name="d182"/>Less prone to errors.</text:p>
        </text:list-item>
        <text:list-item>
          <text:p text:style-name="P5"><text:bookmark text:name="096e"/>Lighter network footprint.</text:p>
        </text:list-item>
        <text:list-item>
          <text:p text:style-name="P5"><text:bookmark text:name="54f3"/>Effective network resource utilization.</text:p>
        </text:list-item>
        <text:list-item>
          <text:p text:style-name="P5"><text:bookmark text:name="246d"/>Eliminating security concerns associated with the textual nature of HTTP1.x such as response splitting attacks.</text:p>
        </text:list-item>
        <text:list-item>
          <text:p text:style-name="P5"><text:bookmark text:name="bfe0"/>Enables other capabilities of the HTTP/2 including compression, multiplexing, prioritization, flow control and effective handling of TLS.</text:p>
        </text:list-item>
        <text:list-item>
          <text:p text:style-name="P5"><text:bookmark text:name="d1d7"/>Compact representation of commands for easier processing and implementation.</text:p>
        </text:list-item>
        <text:list-item>
          <text:p text:style-name="P5"><text:bookmark text:name="ea71"/>Efficient and robust in terms of processing of data between client and server.</text:p>
        </text:list-item>
        <text:list-item>
          <text:p text:style-name="P7"><text:bookmark text:name="cac6"/><text:span text:style-name="T5">Reduced network latency and improved throughpu</text:span><text:bookmark text:name="fda2"/><text:span text:style-name="T5">t</text:span></text:p>
        </text:list-item>
        <text:list-item>
          <text:p text:style-name="P5"><text:bookmark text:name="b11d"/>The client saves pushed resources in the cache.</text:p>
        </text:list-item>
      </text:list>
      <text:list xml:id="list3877575531" text:style-name="L2">
        <text:list-item>
          <text:p text:style-name="P6"><text:bookmark text:name="ab35"/>The client can reuse these cached resources across different pages.</text:p>
        </text:list-item>
        <text:list-item>
          <text:p text:style-name="P6"><text:bookmark text:name="2f12"/>The server can multiplex pushed resources along with originally requested information within the same TCP connection.</text:p>
        </text:list-item>
        <text:list-item>
          <text:p text:style-name="P6"><text:bookmark text:name="bbf3"/>The server can prioritize pushed resources — a key performance differentiator in HTTP/2 vs HTTP1.</text:p>
        </text:list-item>
        <text:list-item>
          <text:p text:style-name="P6"><text:bookmark text:name="12d9"/>The client can decline pushed resources to maintain an effective repository of cached resources or disable Server Push entirely.</text:p>
        </text:list-item>
        <text:list-item>
          <text:p text:style-name="P8"><text:bookmark text:name="d16b"/><text:span text:style-name="T5">The client can also limit the number of pushed streams multiplexed concurrently.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/>
    <style:font-face style:name="medium-content-sans-serif-font1" svg:font-family="medium-content-sans-serif-font, 'Lucida Grande', 'Lucida Sans Unicode', 'Lucida Sans', Geneva, Arial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1:39:10.924000000</meta:creation-date>
    <dc:date>2020-09-09T11:44:23.333000000</dc:date>
    <meta:editing-duration>PT5M13S</meta:editing-duration>
    <meta:editing-cycles>1</meta:editing-cycles>
    <meta:document-statistic meta:table-count="0" meta:image-count="0" meta:object-count="0" meta:page-count="1" meta:paragraph-count="22" meta:word-count="296" meta:character-count="1983" meta:non-whitespace-character-count="1720"/>
    <meta:generator>LibreOffice/6.4.5.2$Windows_X86_64 LibreOffice_project/a726b36747cf2001e06b58ad5db1aa3a9a1872d6</meta:generator>
  </office:meta>
</office:document-meta>
</file>